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B300000077411FEDB7.png"/>
  <manifest:file-entry manifest:media-type="image/png" manifest:full-path="Pictures/10000000000000200000002000309F1C.png"/>
  <manifest:file-entry manifest:media-type="image/jpeg" manifest:full-path="Pictures/10000000000001E80000018E967D0699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4.899cm"/>
    </style:style>
    <style:style style:name="gr3" style:family="graphic" style:parent-style-name="standard">
      <style:graphic-properties draw:stroke="none" svg:stroke-color="#ffffff" draw:fill="solid" draw:fill-color="#66ff99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871cm"/>
    </style:style>
    <style:style style:name="gr5" style:family="graphic" style:parent-style-name="standard">
      <style:graphic-properties draw:stroke="none" svg:stroke-color="#ffffff" draw:fill="solid" draw:fill-color="#009933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002cm"/>
    </style:style>
    <style:style style:name="gr7" style:family="graphic" style:parent-style-name="standard">
      <style:graphic-properties draw:stroke="none" svg:stroke-color="#000000" draw:fill="none" draw:fill-color="#ffffff" fo:min-height="1.03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3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950e" fo:font-family="'Microsoft JhengHei Light'" style:font-family-generic="swiss" style:font-pitch="variable" fo:font-size="19pt" fo:font-weight="bold" style:font-size-asian="19pt" style:font-weight-asian="bold" style:font-size-complex="19pt" style:font-weight-complex="bold"/>
    </style:style>
    <style:style style:name="P3" style:family="paragraph">
      <style:paragraph-properties fo:text-align="center"/>
      <style:text-properties fo:font-size="40pt" style:font-size-asian="40pt" style:font-size-complex="40pt"/>
    </style:style>
    <style:style style:name="P4" style:family="paragraph">
      <style:paragraph-properties fo:text-align="center"/>
      <style:text-properties fo:color="#009933" fo:font-family="'Microsoft JhengHei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5" style:family="paragraph">
      <style:paragraph-properties fo:text-align="center"/>
      <style:text-properties fo:color="#66ff99" fo:font-family="'Microsoft JhengHei'" fo:font-size="24pt" style:font-size-asian="24pt" style:font-size-complex="24pt"/>
    </style:style>
    <style:style style:name="T1" style:family="text">
      <style:text-properties fo:color="#ff950e" fo:font-family="'Microsoft JhengHei Light'" style:font-family-generic="swiss" style:font-pitch="variable" fo:font-size="19pt" fo:font-weight="bold" style:font-size-asian="19pt" style:font-weight-asian="bold" style:font-size-complex="19pt" style:font-weight-complex="bold"/>
    </style:style>
    <style:style style:name="T2" style:family="text">
      <style:text-properties fo:color="#009933" fo:font-family="'Microsoft JhengHei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T3" style:family="text">
      <style:text-properties fo:color="#66ff99" fo:font-family="'Microsoft JhengHei'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404cm" svg:height="5.223cm" svg:x="0.5cm" svg:y="1.034cm">
          <draw:image xlink:href="Pictures/10000000000001E80000018E967D0699.jpg" xlink:type="simple" xlink:show="embed" xlink:actuate="onLoad">
            <text:p/>
          </draw:image>
        </draw:frame>
        <draw:frame draw:style-name="gr1" draw:text-style-name="P1" draw:layer="layout" svg:width="5.129cm" svg:height="3.41cm" svg:x="14.371cm" svg:y="1.872cm">
          <draw:image xlink:href="Pictures/10000000000000B300000077411FEDB7.png" xlink:type="simple" xlink:show="embed" xlink:actuate="onLoad">
            <text:p/>
          </draw:image>
        </draw:frame>
        <draw:frame draw:style-name="gr2" draw:text-style-name="P2" draw:layer="layout" svg:width="6.821cm" svg:height="5.285cm" svg:x="6.833cm" svg:y="1.385cm">
          <draw:text-box>
            <text:p text:style-name="P1"><text:span text:style-name="T1">RoboCup Junior 2019</text:span></text:p>
            <text:p text:style-name="P1"><text:span text:style-name="T1">Soccer Lightweight </text:span></text:p>
            <text:p text:style-name="P1"><text:span text:style-name="T1">S.P.Q.R. Team</text:span></text:p>
            <text:p text:style-name="P1"><text:span text:style-name="T1">I.T.I.S. Galileo Galilei, Rome</text:span></text:p>
          </draw:text-box>
        </draw:frame>
        <draw:rect draw:style-name="gr3" draw:text-style-name="P1" draw:layer="layout" svg:width="18.513cm" svg:height="6.333cm" svg:x="0.987cm" svg:y="7.231cm">
          <text:p/>
        </draw:rect>
        <draw:frame draw:style-name="gr4" draw:text-style-name="P4" draw:layer="layout" svg:width="17.539cm" svg:height="2.127cm" svg:x="1.474cm" svg:y="9.667cm">
          <draw:text-box>
            <text:p text:style-name="P3"><text:span text:style-name="T2">Technical Documentation</text:span></text:p>
          </draw:text-box>
        </draw:frame>
        <draw:rect draw:style-name="gr5" draw:text-style-name="P1" draw:layer="layout" svg:width="18.513cm" svg:height="2.436cm" svg:x="0.987cm" svg:y="13.564cm">
          <text:p/>
        </draw:rect>
        <draw:frame draw:style-name="gr6" draw:layer="layout" svg:width="0.502cm" svg:height="1.204cm" svg:x="1cm" svg:y="25.5cm">
          <draw:text-box>
            <text:p/>
          </draw:text-box>
        </draw:frame>
        <draw:frame draw:style-name="gr7" draw:text-style-name="P5" draw:layer="layout" svg:width="17.539cm" svg:height="1.318cm" svg:x="1.474cm" svg:y="14.051cm">
          <draw:text-box>
            <text:p text:style-name="P1"><text:span text:style-name="T3">Team Members</text:span></text:p>
          </draw:text-box>
        </draw:frame>
        <draw:frame draw:style-name="gr6" draw:layer="layout" svg:width="0.502cm" svg:height="1.204cm" svg:x="6.5cm" svg:y="24cm">
          <draw:text-box>
            <text:p/>
          </draw:text-box>
        </draw:frame>
        <draw:frame draw:style-name="gr8" draw:layer="layout" svg:width="0.502cm" svg:height="1.204cm" svg:x="6.833cm" svg:y="12.59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38M23S</meta:editing-duration>
    <meta:editing-cycles>8</meta:editing-cycles>
    <meta:generator>OpenOffice/4.1.6$Win32 OpenOffice.org_project/416m1$Build-9790</meta:generator>
    <dc:date>2019-06-23T22:03:31.35</dc:date>
    <dc:creator>Siria Sannino</dc:creator>
    <meta:document-statistic meta:object-count="10"/>
  </office:meta>
</office:document-meta>
</file>